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color="#000000" style:font-name="arial" fo:font-size="10pt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color="#000000" style:text-line-through-style="none" style:text-line-through-type="none" style:font-name="arial" fo:font-size="10pt" style:text-underline-style="none" style:text-blinking="false"/>
    </style:style>
    <style:style style:name="T2" style:family="text">
      <style:text-properties fo:color="#000000" style:font-name="arial" fo:font-size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"><text:a xlink:type="simple" xlink:href="#__RefHeading___Toc105_1737856353" text:style-name="Index_20_Link" text:visited-style-name="Index_20_Link">Digital drivers in the age of massive datasets<text:tab/>2</text:a></text:p>
          <text:p text:style-name="P5"><text:a xlink:type="simple" xlink:href="#__RefHeading___Toc107_1737856353" text:style-name="Index_20_Link" text:visited-style-name="Index_20_Link">Wasserverunreinigungen<text:tab/>2</text:a></text:p>
          <text:p text:style-name="P6"><text:a xlink:type="simple" xlink:href="#__RefHeading___Toc109_1737856353" text:style-name="Index_20_Link" text:visited-style-name="Index_20_Link">Beispiel Cholera Ausbrüche in Haiti (2010 bis heute)<text:tab/>2</text:a></text:p>
          <text:p text:style-name="P6"><text:a xlink:type="simple" xlink:href="#__RefHeading___Toc111_1737856353" text:style-name="Index_20_Link" text:visited-style-name="Index_20_Link">Datenmengen<text:tab/>2</text:a></text:p>
          <text:p text:style-name="P6"><text:a xlink:type="simple" xlink:href="#__RefHeading___Toc113_1737856353" text:style-name="Index_20_Link" text:visited-style-name="Index_20_Link">Datenspeicherbedarf Genomic Sequencing<text:tab/>2</text:a></text:p>
        </text:index-body>
      </text:table-of-content>
      <text:p text:style-name="P1"/>
      <text:p text:style-name="Text_20_body"/>
      <text:h text:style-name="P3" text:outline-level="1"><text:bookmark-start text:name="__RefHeading___Toc105_1737856353"/>Digital drivers in the age of massive datasets<text:bookmark-end text:name="__RefHeading___Toc105_1737856353"/></text:h>
      <text:h text:style-name="Heading_20_2" text:outline-level="2"><text:bookmark-start text:name="__RefHeading___Toc107_1737856353"/>Wasserverunreinigungen<text:bookmark-end text:name="__RefHeading___Toc107_1737856353"/></text:h>
      <text:p text:style-name="P1"/>
      <text:h text:style-name="Heading_20_3" text:outline-level="3"><text:bookmark-start text:name="__RefHeading___Toc109_1737856353"/>Beispiel Cholera Ausbrüche in Haiti (2010 bis heute)<text:bookmark-end text:name="__RefHeading___Toc109_1737856353"/></text:h>
      <text:p text:style-name="P1">- ca. 9000 Tote</text:p>
      <text:p text:style-name="P1">- Unterstützung von traditionellen <text:a xlink:type="simple" xlink:href="http://www.dict.cc/deutsch-englisch/epidemiologisch.html" text:style-name="Internet_20_link" text:visited-style-name="Visited_20_Internet_20_Link"><text:span text:style-name="T1">epidemiologisch</text:span></text:a><text:span text:style-name="T2">er Überwachung durch soziale Medien</text:span></text:p>
      <text:p text:style-name="P1"/>
      <text:h text:style-name="Heading_20_2" text:outline-level="2"><text:bookmark-start text:name="__RefHeading___Toc111_1737856353"/>Datenmengen<text:bookmark-end text:name="__RefHeading___Toc111_1737856353"/></text:h>
      <text:p text:style-name="P2">- electronic medical records (EMR)</text:p>
      <text:p text:style-name="P2">- Sensor Daten auf Station (Krankenhaus) sowie wearables</text:p>
      <text:p text:style-name="P1"><text:span text:style-name="T2">- Bilder aus der Radiologie werden bis zu einem TB Groß</text:span></text:p>
      <text:p text:style-name="P1"/>
      <text:h text:style-name="Heading_20_3" text:outline-level="3"><text:bookmark-start text:name="__RefHeading___Toc113_1737856353"/>Datenspeicherbedarf Genomic Sequencing<text:bookmark-end text:name="__RefHeading___Toc113_1737856353"/></text:h>
      <text:p text:style-name="P1"><text:span text:style-name="T2">- Organisationen haben die 100-Petabyte Marke (1 PB == 1000 TB - 2^50) erreicht</text:span></text:p>
      <text:p text:style-name="P2">- Eine Möglichkeit wäre es DNA nicht zu speichern da resequencing billiger ist als die Daten zu speicher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4:56:49.311000000</meta:creation-date>
    <dc:date>2016-03-06T15:07:42.218000000</dc:date>
    <meta:editing-duration>PT42S</meta:editing-duration>
    <meta:editing-cycles>1</meta:editing-cycles>
    <meta:generator>LibreOffice/5.1.0.3$Windows_x86 LibreOffice_project/5e3e00a007d9b3b6efb6797a8b8e57b51ab1f737</meta:generator>
    <meta:document-statistic meta:table-count="0" meta:image-count="0" meta:object-count="0" meta:page-count="2" meta:paragraph-count="18" meta:word-count="122" meta:character-count="812" meta:non-whitespace-character-count="713"/>
  </office:meta>
</office:document-meta>
</file>